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5cm" fo:min-width="5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ot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25cm" svg:x="1.9cm" svg:y="1.75cm">
          <text:p text:style-name="P1">Scan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4.25cm" svg:y="1.75cm">
          <text:p text:style-name="P1">Advertis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5cm" svg:y1="4cm" svg:x2="4.25cm" svg:y2="9.75cm">
          <text:p/>
        </draw:line>
        <draw:line draw:style-name="gr2" draw:text-style-name="P2" draw:layer="layout" svg:x1="16.75cm" svg:y1="4cm" svg:x2="16.75cm" svg:y2="9.75cm">
          <text:p/>
        </draw:line>
        <draw:line draw:style-name="gr3" draw:text-style-name="P2" draw:layer="layout" svg:x1="16.75cm" svg:y1="7cm" svg:x2="4.25cm" svg:y2="7cm">
          <text:p/>
        </draw:line>
        <draw:custom-shape draw:style-name="gr4" draw:text-style-name="P3" draw:layer="layout" svg:width="5.5cm" svg:height="1cm" svg:x="8cm" svg:y="3.6cm">
          <text:p text:style-name="P1">Discovery-Phas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5cm" svg:height="0.75cm" svg:x="8cm" svg:y="6.05cm">
          <text:p text:style-name="P1">ADV_IN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5cm" svg:x="1.9cm" svg:y="9.85cm">
          <text:p text:style-name="P1">Initiat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5cm" svg:x="14.3cm" svg:y="9.85cm">
          <text:p text:style-name="P1">Advertis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75cm" svg:y1="11.3cm" svg:x2="16.75cm" svg:y2="17.05cm">
          <text:p/>
        </draw:line>
        <draw:line draw:style-name="gr2" draw:text-style-name="P2" draw:layer="layout" svg:x1="4.25cm" svg:y1="11.3cm" svg:x2="4.25cm" svg:y2="17.05cm">
          <text:p/>
        </draw:line>
        <draw:line draw:style-name="gr3" draw:text-style-name="P2" draw:layer="layout" svg:x1="16.751cm" svg:y1="16.4cm" svg:x2="4.251cm" svg:y2="16.4cm">
          <text:p/>
        </draw:line>
        <draw:custom-shape draw:style-name="gr5" draw:text-style-name="P4" draw:layer="layout" svg:width="5.75cm" svg:height="0.75cm" svg:x="8cm" svg:y="13.15cm">
          <text:p text:style-name="P1">CONNECT_REQ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5cm" svg:height="0.75cm" svg:x="8cm" svg:y="15.35cm">
          <text:p text:style-name="P1">CONNECT_RES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cm" svg:x="8cm" svg:y="11.4cm">
          <text:p text:style-name="P1">Connecting-Phase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25cm" svg:y1="14.4cm" svg:x2="16.75cm" svg:y2="14.4cm">
          <text:p/>
        </draw:line>
        <draw:custom-shape draw:style-name="gr6" draw:text-style-name="P1" draw:layer="layout" svg:width="5cm" svg:height="1.5cm" svg:x="1.9cm" svg:y="17.0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5cm" svg:x="14.2cm" svg:y="17.05cm">
          <text:p text:style-name="P1">Slav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cm" svg:x="8cm" svg:y="18.1cm">
          <text:p text:style-name="P1">Connected-Phas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25cm" svg:y1="18.55cm" svg:x2="4.25cm" svg:y2="22.25cm">
          <text:p/>
        </draw:line>
        <draw:line draw:style-name="gr8" draw:text-style-name="P2" draw:layer="layout" svg:x1="16.75cm" svg:y1="18.55cm" svg:x2="16.75cm" svg:y2="22.25cm">
          <text:p/>
        </draw:line>
        <draw:line draw:style-name="gr9" draw:text-style-name="P2" draw:layer="layout" svg:x1="10.5cm" svg:y1="19.45cm" svg:x2="10.5cm" svg:y2="21.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5:28:34.223100756</meta:creation-date>
    <dc:date>2021-03-20T15:42:06.794865157</dc:date>
    <meta:editing-duration>PT3M22S</meta:editing-duration>
    <meta:editing-cycles>1</meta:editing-cycles>
    <meta:document-statistic meta:object-count="22"/>
    <meta:generator>LibreOffice/7.0.4.2$Linux_X86_64 LibreOffice_project/00$Build-2</meta:generator>
  </office:meta>
</office:document-meta>
</file>